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e874" officeooo:paragraph-rsid="001ce874"/>
    </style:style>
    <style:style style:name="P2" style:family="paragraph" style:parent-style-name="Standard">
      <style:text-properties officeooo:rsid="001ce874" officeooo:paragraph-rsid="001ce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 &lt;%= name %&gt;! How are you doing ?</text:p>
      <text:p text:style-name="P2"/>
      <text:p text:style-name="P2">Your incomes:</text:p>
      <text:p text:style-name="P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Name</text:p>
          </table:table-cell>
          <table:table-cell table:style-name="Таблица1.B1" office:value-type="string">
            <text:p text:style-name="P1">amount</text:p>
          </table:table-cell>
        </table:table-row>
        <table:table-row>
          <table:table-cell table:style-name="Таблица1.A2" office:value-type="string">
            <text:p text:style-name="P2">&lt;% incomes.each do |income| %&gt;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&lt;%= income.name %&gt;</text:p>
          </table:table-cell>
          <table:table-cell table:style-name="Таблица1.B2" office:value-type="string">
            <text:p text:style-name="P2">&lt;%= income.amount %&gt;</text:p>
          </table:table-cell>
        </table:table-row>
        <table:table-row>
          <table:table-cell table:style-name="Таблица1.A2" office:value-type="string">
            <text:p text:style-name="P2">&lt;% end %&gt;</text:p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2"/>
      <text:p text:style-name="P2">Your Balance is &lt;%= incomes.sum(&amp;:amount) 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25:56.719958876</meta:creation-date>
    <dc:date>2018-04-15T16:30:16.497346954</dc:date>
    <meta:editing-duration>PT4M21S</meta:editing-duration>
    <meta:editing-cycles>1</meta:editing-cycles>
    <meta:document-statistic meta:table-count="1" meta:image-count="0" meta:object-count="0" meta:page-count="1" meta:paragraph-count="9" meta:word-count="33" meta:character-count="179" meta:non-whitespace-character-count="155"/>
    <meta:generator>LibreOffice/5.1.6.2$Linux_X86_64 LibreOffice_project/10m0$Build-2</meta:generator>
  </office:meta>
</office:document-meta>
</file>